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50.5mm"/>
    </style:style>
    <style:style style:name="co4" style:family="table-column">
      <style:table-column-properties fo:break-before="auto" style:column-width="181.47mm"/>
    </style:style>
    <style:style style:name="co5" style:family="table-column">
      <style:table-column-properties fo:break-before="auto" style:column-width="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2bd22b"/>
    </style:style>
    <style:style style:name="ce2" style:family="table-cell" style:parent-style-name="Default">
      <style:table-cell-properties fo:background-color="#2b7ed2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9e5f9f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q_method_varimax_rotation_11factors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5" table:default-cell-style-name="ce10"/>
        <table:table-row table:style-name="ro1">
          <table:table-cell office:value-type="string" calcext:value-type="string">
            <text:p>""</text:p>
          </table:table-cell>
          <table:table-cell table:style-name="Default" table:number-columns-repeated="3"/>
          <table:table-cell table:style-name="Default" office:value-type="string" calcext:value-type="string">
            <text:p>"flag_f1"</text:p>
          </table:table-cell>
          <table:table-cell table:style-name="Default" office:value-type="string" calcext:value-type="string">
            <text:p>"flag_f2"</text:p>
          </table:table-cell>
          <table:table-cell table:style-name="Default" office:value-type="string" calcext:value-type="string">
            <text:p>"flag_f3"</text:p>
          </table:table-cell>
          <table:table-cell table:style-name="Default" office:value-type="string" calcext:value-type="string">
            <text:p>"flag_f4"</text:p>
          </table:table-cell>
          <table:table-cell table:style-name="Default" office:value-type="string" calcext:value-type="string">
            <text:p>"flag_f5"</text:p>
          </table:table-cell>
        </table:table-row>
        <table:table-row table:style-name="ro1">
          <table:table-cell office:value-type="string" calcext:value-type="string">
            <text:p>"B6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D7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F3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B5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5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7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4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"CST.5"</text:p>
          </table:table-cell>
          <table:table-cell table:style-name="Default" table:number-columns-repeated="3"/>
          <table:table-cell table:number-columns-repeated="5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A2"</text:p>
          </table:table-cell>
          <table:table-cell table:style-name="ce6" office:value-type="string" calcext:value-type="string">
            <text:p>government/public body</text:p>
          </table:table-cell>
          <table:table-cell table:style-name="ce6" office:value-type="string" calcext:value-type="string">
            <text:p>Northern Ireland, Republic of Ireland</text:p>
          </table:table-cell>
          <table:table-cell table:style-name="ce9" office:value-type="string" calcext:value-type="string">
            <text:p>consumers, gas, renewables, transmission/dustribution companie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A6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3">
          <table:table-cell table:style-name="ce1" office:value-type="string" calcext:value-type="string">
            <text:p>"E3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, Republic of Ireland, Great Britain, EU/Worldwid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3">
          <table:table-cell table:style-name="ce1" office:value-type="string" calcext:value-type="string">
            <text:p>"D1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,gas, transmission/distribution companie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3">
          <table:table-cell table:style-name="ce1" office:value-type="string" calcext:value-type="string">
            <text:p>"E6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, Republic of Ireland, Great Britain, EU/WorldWide</text:p>
          </table:table-cell>
          <table:table-cell office:value-type="string" calcext:value-type="string">
            <text:p>gas,renewables,small/emergent player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F4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gas, transmission/distribution companie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B1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transmission/distribution companie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CST.3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1" office:value-type="string" calcext:value-type="string">
            <text:p>"E.B"</text:p>
          </table:table-cell>
          <table:table-cell office:value-type="string" calcext:value-type="string">
            <text:p>governe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s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A3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A5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C6"</text:p>
          </table:table-cell>
          <table:table-cell office:value-type="string" calcext:value-type="string">
            <text:p>academia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renewable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E4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others-rate payer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CST.2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CST.6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CST.7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2" office:value-type="string" calcext:value-type="string">
            <text:p>"CST.8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2">
          <table:table-cell table:style-name="ce3" office:value-type="string" calcext:value-type="string">
            <text:p>"D2"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rthern Ireland,Great Britain</text:p>
          </table:table-cell>
          <table:table-cell office:value-type="string" calcext:value-type="string">
            <text:p>consumer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3">
          <table:table-cell table:style-name="ce3" office:value-type="string" calcext:value-type="string">
            <text:p>"B4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s, gas, transmission/distribution companie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string" calcext:value-type="string">
            <text:p>"D3"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rthern Ireland, Great Britain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string" calcext:value-type="string">
            <text:p>"B2"</text:p>
          </table:table-cell>
          <table:table-cell office:value-type="string" calcext:value-type="string">
            <text:p>governe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3" office:value-type="string" calcext:value-type="string">
            <text:p>"B3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thern Ireland</text:p>
          </table:table-cell>
          <table:table-cell office:value-type="string" calcext:value-type="string">
            <text:p>transmission/distribution companie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3">
          <table:table-cell table:style-name="ce3" office:value-type="string" calcext:value-type="string">
            <text:p>"C3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consumers, renewables, small/emergent players, transmission/distribution companie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table:style-name="ce4" office:value-type="string" calcext:value-type="string">
            <text:p>"F2"</text:p>
          </table:table-cell>
          <table:table-cell table:style-name="ce8" office:value-type="string" calcext:value-type="string">
            <text:p>academia</text:p>
          </table:table-cell>
          <table:table-cell table:style-name="ce8" office:value-type="string" calcext:value-type="string">
            <text:p>Northern Ireland</text:p>
          </table:table-cell>
          <table:table-cell table:style-name="ce8" office:value-type="string" calcext:value-type="string">
            <text:p>consumer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table:style-name="ce4" office:value-type="string" calcext:value-type="string">
            <text:p>"E5"</text:p>
          </table:table-cell>
          <table:table-cell office:value-type="string" calcext:value-type="string">
            <text:p>consultancy</text:p>
          </table:table-cell>
          <table:table-cell office:value-type="string" calcext:value-type="string">
            <text:p>Northern Inreland, Republic of Ireland</text:p>
          </table:table-cell>
          <table:table-cell office:value-type="string" calcext:value-type="string">
            <text:p>renewables; small emergent players; transmission/distribution companie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4" office:value-type="string" calcext:value-type="string">
            <text:p>"D4"</text:p>
          </table:table-cell>
          <table:table-cell office:value-type="string" calcext:value-type="string">
            <text:p>charit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no answer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4" office:value-type="string" calcext:value-type="string">
            <text:p>"F7"</text:p>
          </table:table-cell>
          <table:table-cell office:value-type="string" calcext:value-type="string">
            <text:p>aca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all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4" office:value-type="string" calcext:value-type="string">
            <text:p>"E.O"</text:p>
          </table:table-cell>
          <table:table-cell office:value-type="string" calcext:value-type="string">
            <text:p>governe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renewables, gas, oil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table:style-name="ce5" office:value-type="string" calcext:value-type="string">
            <text:p>"D6"</text:p>
          </table:table-cell>
          <table:table-cell office:value-type="string" calcext:value-type="string">
            <text:p>governe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5" office:value-type="string" calcext:value-type="string">
            <text:p>"C2"</text:p>
          </table:table-cell>
          <table:table-cell office:value-type="string" calcext:value-type="string">
            <text:p>government/public body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no answer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5" office:value-type="string" calcext:value-type="string">
            <text:p>"F8"</text:p>
          </table:table-cell>
          <table:table-cell office:value-type="string" calcext:value-type="string">
            <text:p>consultancy</text:p>
          </table:table-cell>
          <table:table-cell office:value-type="string" calcext:value-type="string">
            <text:p>Republic of Ireland, EU/Woldwide</text:p>
          </table:table-cell>
          <table:table-cell office:value-type="string" calcext:value-type="string">
            <text:p>gas,renewabl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table:style-name="ce5" office:value-type="string" calcext:value-type="string">
            <text:p>"F6"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Northern Ireland, Republic of Ireland, Great Britain, EU/Worldwide</text:p>
          </table:table-cell>
          <table:table-cell office:value-type="string" calcext:value-type="string">
            <text:p>transmission/distribution companie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table:style-name="ce5" office:value-type="string" calcext:value-type="string">
            <text:p>"F5"</text:p>
          </table:table-cell>
          <table:table-cell office:value-type="string" calcext:value-type="string">
            <text:p>consultancy</text:p>
          </table:table-cell>
          <table:table-cell office:value-type="string" calcext:value-type="string">
            <text:p>Northern Ireland, Republic of Ireland, Great Britain</text:p>
          </table:table-cell>
          <table:table-cell office:value-type="string" calcext:value-type="string">
            <text:p>consumers; gas; renewables; others-energy consultant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2">
          <table:table-cell table:style-name="ce5" office:value-type="string" calcext:value-type="string">
            <text:p>"CST.1"</text:p>
          </table:table-cell>
          <table:table-cell office:value-type="string" calcext:value-type="string">
            <text:p>Acedemia</text:p>
          </table:table-cell>
          <table:table-cell office:value-type="string" calcext:value-type="string">
            <text:p>EU/worldwide</text:p>
          </table:table-cell>
          <table:table-cell office:value-type="string" calcext:value-type="string">
            <text:p>renewables, consumers, 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</table:table>
      <table:named-expressions/>
      <table:database-ranges>
        <table:database-range table:name="__Anonymous_Sheet_DB__0" table:target-range-address="data_q_method_varimax_rotation_11factors.A2:data_q_method_varimax_rotation_11factors.I4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8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  <style:master-page style:name="PageStyle_5f_factors" style:display-name="PageStyle_fact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" style:display-name="PageStyle_factor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" style:display-name="PageStyle_factor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3" style:display-name="PageStyle_factor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4" style:display-name="PageStyle_factor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5" style:display-name="PageStyle_factors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6" style:display-name="PageStyle_factors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7" style:display-name="PageStyle_factors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8" style:display-name="PageStyle_factors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9" style:display-name="PageStyle_factors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0" style:display-name="PageStyle_factors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1" style:display-name="PageStyle_factors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2" style:display-name="PageStyle_factors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3" style:display-name="PageStyle_factors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4" style:display-name="PageStyle_factors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5" style:display-name="PageStyle_factors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6" style:display-name="PageStyle_factors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7" style:display-name="PageStyle_factors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8" style:display-name="PageStyle_factors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19" style:display-name="PageStyle_factors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0" style:display-name="PageStyle_factors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1" style:display-name="PageStyle_factors 2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2" style:display-name="PageStyle_factors 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3" style:display-name="PageStyle_factors 2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4" style:display-name="PageStyle_factors 2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5" style:display-name="PageStyle_factors 2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6" style:display-name="PageStyle_factors 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7" style:display-name="PageStyle_factors 2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8" style:display-name="PageStyle_factors 2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29" style:display-name="PageStyle_factors 2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30" style:display-name="PageStyle_factors 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ctors_20_31" style:display-name="PageStyle_factors 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8T15:30:36.066000000</dc:date>
    <meta:editing-duration>PT1H28M32S</meta:editing-duration>
    <meta:editing-cycles>1</meta:editing-cycles>
    <meta:document-statistic meta:table-count="1" meta:cell-count="360" meta:object-count="0"/>
    <meta:generator>LibreOffice/5.3.0.3$Windows_X86_64 LibreOffice_project/7074905676c47b82bbcfbea1aeefc84afe1c50e1</meta:generator>
  </office:meta>
</office:document-meta>
</file>